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35cm" fo:text-align="justify" style:justify-single-word="false" fo:orphans="2" fo:widows="2"/>
    </style:style>
    <style:style style:name="P2" style:family="paragraph" style:parent-style-name="Standard">
      <style:paragraph-properties fo:margin-top="0cm" fo:margin-bottom="0cm" style:line-height-at-least="0cm" fo:text-align="start" style:justify-single-word="false" fo:orphans="2" fo:widows="2"/>
    </style:style>
    <style:style style:name="P3" style:family="paragraph" style:parent-style-name="Standard">
      <style:paragraph-properties fo:margin-top="0cm" fo:margin-bottom="0.423cm" style:line-height-at-least="0.635cm" fo:text-align="justify" style:justify-single-word="false" fo:orphans="2" fo:widows="2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4" style:family="paragraph" style:parent-style-name="Standard">
      <style:paragraph-properties fo:margin-top="0cm" fo:margin-bottom="0.423cm" style:line-height-at-least="0.635cm" fo:text-align="justify" style:justify-single-word="false" fo:orphans="2" fo:widows="2"/>
    </style:style>
    <style:style style:name="P5" style:family="paragraph" style:parent-style-name="Standard">
      <style:paragraph-properties fo:margin-top="0cm" fo:margin-bottom="0.423cm" style:line-height-at-least="0.635cm" fo:text-align="start" style:justify-single-word="false" fo:orphans="2" fo:widows="2"/>
    </style:style>
    <style:style style:name="P6" style:family="paragraph" style:parent-style-name="Standard" style:master-page-name="Standard">
      <style:paragraph-properties fo:margin-top="0cm" fo:margin-bottom="0cm" style:line-height-at-least="0cm" fo:text-align="justify" style:justify-single-word="false" fo:orphans="2" fo:widows="2" style:page-number="auto"/>
      <style:text-properties style:font-name="Arial" fo:font-size="26pt" fo:language="en" fo:country="US" fo:font-weight="bold" style:font-size-asian="26pt" style:font-weight-asian="bold" style:font-name-complex="Arial1" style:font-size-complex="26pt" style:font-weight-complex="bold"/>
    </style:style>
    <style:style style:name="P7" style:family="paragraph" style:parent-style-name="Standard">
      <style:paragraph-properties style:line-height-at-least="0.635cm" fo:text-align="justify" style:justify-single-word="false" fo:orphans="2" fo:widows="2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8" style:family="paragraph" style:parent-style-name="Standard">
      <style:paragraph-properties fo:margin-top="0cm" fo:margin-bottom="0.423cm" style:line-height-at-least="0.635cm" fo:text-align="justify" style:justify-single-word="false" fo:orphans="2" fo:widows="2"/>
      <style:text-properties fo:color="#7f7f7f" style:font-name="Times New Roman" fo:font-size="12pt" fo:language="en" fo:country="US" style:font-size-asian="12pt" style:font-name-complex="Times New Roman1" style:font-size-complex="12pt"/>
    </style:style>
    <style:style style:name="P9" style:family="paragraph" style:parent-style-name="Standard">
      <style:paragraph-properties fo:margin-top="0cm" fo:margin-bottom="0.423cm" style:line-height-at-least="0.635cm" fo:text-align="justify" style:justify-single-word="false" fo:orphans="2" fo:widows="2"/>
      <style:text-properties fo:color="#7f7f7f" style:font-name="Times New Roman" fo:font-size="12pt" fo:language="en" fo:country="US" style:font-name-asian="MS Mincho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.423cm" style:line-height-at-least="0.635cm" fo:text-align="justify" style:justify-single-word="false" fo:orphans="2" fo:widows="2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1" style:family="paragraph" style:parent-style-name="Standard">
      <style:paragraph-properties fo:margin-left="1.251cm" fo:margin-right="1.157cm" fo:margin-top="0cm" fo:margin-bottom="0.423cm" style:line-height-at-least="0.635cm" fo:text-align="start" style:justify-single-word="false" fo:orphans="2" fo:widows="2" fo:text-indent="0cm" style:auto-text-indent="false"/>
    </style:style>
    <style:style style:name="T1" style:family="text">
      <style:text-properties fo:color="#7f7f7f" style:font-name="Arial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fo:color="#7f7f7f"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fo:color="#7f7f7f" style:font-name="Times New Roman" fo:font-size="12pt" fo:language="en" fo:country="US" style:font-name-asian="MS Mincho" style:font-size-asian="12pt" style:font-name-complex="Times New Roman1" style:font-size-complex="12pt"/>
    </style:style>
    <style:style style:name="T4" style:family="text">
      <style:text-properties fo:color="#7f7f7f" style:font-name="Times New Roman" fo:font-size="12pt" style:font-size-asian="12pt" style:font-name-complex="Times New Roman1" style:font-size-complex="12pt"/>
    </style:style>
    <style:style style:name="T5" style:family="text">
      <style:text-properties fo:color="#7f7f7f" style:font-name="Times New Roman" fo:font-size="12pt" style:font-name-asian="MS Mincho" style:font-size-asian="12pt" style:font-name-complex="Times New Roman1" style:font-size-complex="12pt"/>
    </style:style>
    <style:style style:name="T6" style:family="text">
      <style:text-properties fo:color="#ff0000" style:font-name="Times New Roman" fo:font-size="10pt" fo:language="en" fo:country="US" fo:font-weight="bold" style:font-size-asian="10pt" style:font-weight-asian="bold" style:font-name-complex="Times New Roman1" style:font-size-complex="10pt" style:font-weight-complex="bold"/>
    </style:style>
    <style:style style:name="T7" style:family="text">
      <style:text-properties style:font-name="Times New Roman" fo:font-size="12pt" fo:language="en" fo:country="US" fo:font-weight="bold" style:font-size-asian="12pt" style:font-weight-asian="bold" style:font-name-complex="Times New Roman1" style:font-size-complex="12pt"/>
    </style:style>
    <style:style style:name="T8" style:family="text">
      <style:text-properties fo:color="#535353" style:font-name="Times New Roman" fo:font-size="12pt" fo:language="en" fo:country="US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LaTE2011</text:p>
      <text:p text:style-name="P2"><text:span text:style-name="T1">24 - 26 August - Venice, Italy</text:span><text:span text:style-name="T6"><text:line-break/></text:span></text:p>
      <text:p text:style-name="P3"/>
      <text:p text:style-name="P7">Conference registration</text:p>
      <text:p text:style-name="P1"><text:span text:style-name="T2">You are kindly requested to send us a copy of the form together with a copy of the bank transfer documents, in case you would like to pay in advance.</text:span><text:span text:style-name="T3"> </text:span><text:span text:style-name="T2">Otherwise, you can pay cash on site at your arrival at the Registration Desk directly in the Auditorium but with Late Registration.</text:span><text:span text:style-name="T3"> </text:span><text:span text:style-name="T2">No Credit-Card payment will be available, sorry.</text:span><text:span text:style-name="T3"> </text:span><text:span text:style-name="T2">The conference registration fee includes: conference fee, conference package, 6 coffee breaks, 2 lunches, Abstract Proceedings, Social Dinner.</text:span></text:p>
      <text:p text:style-name="P4"><text:span text:style-name="T7">Early Bird Fee</text:span><text:span text:style-name="T8"> </text:span><text:span text:style-name="T2">(until end of April):</text:span><text:span text:style-name="T3"> </text:span><text:span text:style-name="T2">$ 390</text:span><text:span text:style-name="T3"> / </text:span><text:span text:style-name="T2">€ 280 -</text:span><text:span text:style-name="T3"> </text:span><text:span text:style-name="T2">Student Fee</text:span><text:span text:style-name="T3"> </text:span><text:span text:style-name="T2">$ 250</text:span><text:span text:style-name="T3"> / </text:span><text:span text:style-name="T2">€ 180</text:span><text:span text:style-name="T3"><text:line-break/></text:span><text:span text:style-name="T7">Normal Fee</text:span><text:span text:style-name="T8"> </text:span><text:span text:style-name="T2">(from May 1st until July 10):</text:span><text:span text:style-name="T3"> </text:span><text:span text:style-name="T2">$ 440</text:span><text:span text:style-name="T3"> / </text:span><text:span text:style-name="T2">€ 320 - Student Fee</text:span><text:span text:style-name="T3"> </text:span><text:span text:style-name="T2">$ 305 / € 220</text:span><text:span text:style-name="T3"><text:line-break/></text:span><text:span text:style-name="T7">Late Fee</text:span><text:span text:style-name="T8"> </text:span><text:span text:style-name="T2">(from July 11 onward):</text:span><text:span text:style-name="T3"> </text:span><text:span text:style-name="T2">$ 495</text:span><text:span text:style-name="T3"> / </text:span><text:span text:style-name="T2">€ 360</text:span><text:span text:style-name="T3"> - </text:span><text:span text:style-name="T2">Student Fee</text:span><text:span text:style-name="T3"> </text:span><text:span text:style-name="T2">$ 355</text:span><text:span text:style-name="T3"> / </text:span><text:span text:style-name="T2">€ 260</text:span><text:span text:style-name="T3"><text:line-break/></text:span><text:span text:style-name="T7">Industrial Session Fee</text:span><text:span text:style-name="T2">:</text:span><text:span text:style-name="T3"> </text:span><text:span text:style-name="T2">$ 830</text:span><text:span text:style-name="T3"> / </text:span><text:span text:style-name="T2">€ 600</text:span></text:p>
      <text:p text:style-name="P8">Please pay the conference fee to:</text:p>
      <text:p text:style-name="P11"><text:span text:style-name="T4">DIPARTIMENTO DI STUDI LINGUISTICI E CULTURALI COMPARATI</text:span><text:span text:style-name="T5"><text:line-break/></text:span><text:span text:style-name="T4">c/c : 700105<text:line-break/>IBAN: IT18G0518802071000000700105 <text:line-break/>BIC (SWIFT) :  VRBPIT2V <text:line-break/>Bank: Banca Popolare di Verona S. Seminiano e S. Prospero<text:line-break/>Address of Bank: Filiale di Piazzale Roma - Fondamenta S. Chiara - S. Croce, 515 - 30125 Venezia</text:span></text:p>
      <text:p text:style-name="P8">with the subject: "Registration Fee SLaTE2011" and your name.</text:p>
      <text:p text:style-name="P9"/>
      <text:p text:style-name="P3">Registration form</text:p>
      <text:p text:style-name="P5"><text:span text:style-name="T2">Name &amp; Surname:___________________________________________________________</text:span><text:span text:style-name="T3"><text:line-break/></text:span><text:span text:style-name="T2">Mailing Address: ____________________________________________________________</text:span><text:span text:style-name="T3"><text:line-break/></text:span><text:span text:style-name="T2">Affiliation: _________________________________________________________________</text:span><text:span text:style-name="T3"><text:line-break/></text:span><text:span text:style-name="T2">E-mail: __________________________</text:span><text:span text:style-name="T3"> </text:span><text:span text:style-name="T2">Phone &amp; fax: ______________________________<text:line-break/>Do you intend to submit a paper to the workshop?</text:span><text:span text:style-name="T3"> </text:span><text:span text:style-name="T2">Yes <text:s/>No</text:span><text:span text:style-name="T3"><text:line-break/></text:span><text:span text:style-name="T2">Are you a student? Yes <text:s/>N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letter-kerning="true" style:font-size-asian="11pt" style:language-asian="it" style:country-asian="IT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it" fo:country="IT" style:letter-kerning="true" style:font-name-asian="DejaVu Sans" style:font-size-asian="11pt" style:language-asian="it" style:country-asian="IT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/>
    <style:style style:name="Default_20_Paragraph_20_Font" style:display-name="Default Paragraph Font" style:family="text"/>
    <style:style style:name="Testo_20_fumetto_20_Carattere" style:display-name="Testo fumetto Caratter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699cm" style:num-format="1" style:print-orientation="portrait" fo:margin-top="2.499cm" fo:margin-bottom="2cm" fo:margin-left="2.54cm" fo:margin-right="2.54cm" style:writing-mode="lr-tb" style:layout-grid-color="#c0c0c0" style:layout-grid-lines="252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 </meta:initial-creator>
    <dc:creator>server </dc:creator>
    <meta:editing-cycles>9</meta:editing-cycles>
    <meta:print-date>2011-02-03T22:34:00</meta:print-date>
    <meta:creation-date>2011-02-03T22:25:00</meta:creation-date>
    <dc:date>2011-02-04T14:41:11</dc:date>
    <meta:editing-duration>PT00H06M57S</meta:editing-duration>
    <meta:generator>OpenOffice.org/3.1$Linux OpenOffice.org_project/310m19$Build-9420</meta:generator>
    <meta:document-statistic meta:table-count="0" meta:image-count="0" meta:object-count="0" meta:page-count="1" meta:paragraph-count="10" meta:word-count="248" meta:character-count="1597"/>
    <meta:template xlink:type="simple" xlink:actuate="onRequest" xlink:title="Normal" xlink:href=""/>
  </office:meta>
</office:document-meta>
</file>